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/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 table:number-columns-repeated="2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7/17/2015</text:date>, <text:time>13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7T13:35:34</dc:date>
    <meta:editing-duration>PT14H18M14S</meta:editing-duration>
    <meta:editing-cycles>581</meta:editing-cycles>
    <meta:generator>OpenOffice/4.1.1$Unix OpenOffice.org_project/411m6$Build-9775</meta:generator>
    <dc:creator>employee employee</dc:creator>
    <meta:document-statistic meta:table-count="5" meta:cell-count="1193" meta:object-count="0"/>
  </office:meta>
</office:document-meta>
</file>